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font-name="Times New Roman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2</text:p>
      <text:p text:style-name="P2">American Genizah Project: Partnership for Posterity</text:p>
      <text:p text:style-name="P2">Sabato Morais Collection Catalogue Template</text:p>
      <text:p text:style-name="P3"/>
      <text:p text:style-name="P3">Cataloguer: Heather Newlin</text:p>
      <text:p text:style-name="P3"/>
      <text:p text:style-name="P3"/>
      <text:p text:style-name="P3">I. Provenance</text:p>
      <text:p text:style-name="P3"/>
      <text:p text:style-name="P3">Source: CAJS Sabato Morais Papers</text:p>
      <text:p text:style-name="P3">Location: Box 13, FF 19</text:p>
      <text:p text:style-name="P3">Restrictions: ?</text:p>
      <text:p text:style-name="P3"/>
      <text:p text:style-name="P3">II. Descriptive Metadata</text:p>
      <text:p text:style-name="P3"/>
      <text:p text:style-name="P3">Script<text:tab/><text:tab/><text:tab/><text:tab/><text:tab/><text:tab/>Manuscript<text:tab/></text:p>
      <text:p text:style-name="P3"><text:s/>(manuscript or typescript) <text:tab/><text:tab/><text:tab/><text:tab/></text:p>
      <text:p text:style-name="P3">Language (s)<text:tab/><text:tab/><text:tab/><text:tab/><text:tab/>English<text:tab/><text:tab/><text:tab/><text:tab/><text:tab/></text:p>
      <text:p text:style-name="P3">Author of letter<text:tab/><text:tab/><text:tab/><text:tab/>Sabato Morais<text:tab/></text:p>
      <text:p text:style-name="P3">Signed letter<text:tab/><text:tab/><text:tab/><text:tab/><text:tab/></text:p>
      <text:p text:style-name="P3">Unsigned letter</text:p>
      <text:p text:style-name="P3">Dictated letter</text:p>
      <text:p text:style-name="P3">Anonymous</text:p>
      <text:p text:style-name="P3">Addressee of letter<text:tab/><text:tab/><text:tab/><text:tab/></text:p>
      <text:p text:style-name="P3">Addressee as “Editor”<text:tab/><text:tab/><text:tab/><text:tab/></text:p>
      <text:p text:style-name="P3">Date (derived from Hebrew Date)<text:tab/><text:tab/></text:p>
      <text:p text:style-name="P3">Date (derived from Gregorian calendar)<text:tab/></text:p>
      <text:p text:style-name="P3">Month<text:tab/><text:tab/><text:tab/><text:tab/><text:tab/><text:tab/></text:p>
      <text:p text:style-name="P3">Year<text:tab/><text:tab/><text:tab/><text:tab/><text:tab/><text:tab/>[after 1888]</text:p>
      <text:p text:style-name="P3">Hebrew Date<text:tab/><text:tab/><text:tab/><text:tab/><text:tab/></text:p>
      <text:p text:style-name="P3">Undated</text:p>
      <text:p text:style-name="P3">City<text:tab/><text:tab/><text:tab/><text:tab/><text:tab/><text:tab/>Philadelphia</text:p>
      <text:p text:style-name="P3">State<text:tab/><text:tab/><text:tab/><text:tab/><text:tab/><text:tab/>PA</text:p>
      <text:p text:style-name="P3">Country<text:tab/><text:tab/><text:tab/><text:tab/><text:tab/>USA</text:p>
      <text:p text:style-name="P3">Subject<text:tab/><text:tab/><text:tab/><text:tab/><text:tab/>Jewish religious schools.</text:p>
      <text:p text:style-name="P3">Keywords</text:p>
      <text:p text:style-name="P3"/>
      <text:p text:style-name="P3"/>
      <text:p text:style-name="P3">III. Document Types</text:p>
      <text:p text:style-name="P3"/>
      <text:p text:style-name="P3">Correspondence<text:tab/><text:tab/><text:tab/><text:tab/></text:p>
      <text:p text:style-name="P3">(Synagogue) Sermon<text:tab/><text:tab/><text:tab/><text:tab/>Y</text:p>
      <text:p text:style-name="P3">(Public) Discourse</text:p>
      <text:p text:style-name="P3">Literary Document<text:tab/><text:tab/><text:tab/><text:tab/></text:p>
      <text:p text:style-name="P3">Legal Document</text:p>
      <text:p text:style-name="P3">Receipts</text:p>
      <text:p text:style-name="P3">Newspaper Clipping</text:p>
      <text:p text:style-name="P3">Greeting Card</text:p>
      <text:p text:style-name="P3">Calling Card</text:p>
      <text:p text:style-name="P3"><text:soft-page-break/></text:p>
      <text:p text:style-name="P3"/>
      <text:p text:style-name="P3">IV. Physical Features </text:p>
      <text:p text:style-name="P3"/>
      <text:p text:style-name="P3">Condition (e.g. fragile)<text:tab/><text:tab/><text:tab/></text:p>
      <text:p text:style-name="P3">Paper size (letter or legal size)<text:tab/><text:tab/></text:p>
      <text:p text:style-name="P3">Number of Pages<text:tab/><text:tab/><text:tab/><text:tab/>9</text:p>
      <text:p text:style-name="P3">Number of Sheets<text:tab/><text:tab/><text:tab/><text:tab/>3</text:p>
      <text:p text:style-name="P3">Fragment<text:tab/><text:tab/><text:tab/><text:tab/><text:tab/></text:p>
      <text:p text:style-name="P3">Pagination <text:tab/><text:tab/><text:tab/><text:tab/><text:tab/>Y, through page 8</text:p>
      <text:p text:style-name="P3">Foliation</text:p>
      <text:p text:style-name="P3">Additional Numeration</text:p>
      <text:p text:style-name="P3">Envelope<text:tab/><text:tab/><text:tab/><text:tab/><text:tab/></text:p>
      <text:p text:style-name="P3">Stamp<text:tab/><text:tab/><text:tab/><text:tab/><text:tab/><text:tab/></text:p>
      <text:p text:style-name="P3">Postma<text:tab/>rk<text:tab/><text:tab/><text:tab/><text:tab/><text:tab/></text:p>
      <text:p text:style-name="P3">Wax seal<text:tab/><text:tab/><text:tab/><text:tab/><text:tab/></text:p>
      <text:p text:style-name="P3"/>
      <text:p text:style-name="P3">V. Added entries </text:p>
      <text:p text:style-name="P3"/>
      <text:p text:style-name="P3">Additional names mentioned: </text:p>
      <text:p text:style-name="P3">Additional Places mentioned: Allentown</text:p>
      <text:p text:style-name="P3">Additional Dates mentioned: March 3, 1888</text:p>
      <text:p text:style-name="P3"/>
      <text:p text:style-name="P3">VI. Notes</text:p>
      <text:p text:style-name="P3"/>
      <text:p text:style-name="P3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"56" is written in pencil and circled in the top right corner of the page.]</text:p>
      <text:p text:style-name="P5"/>
      <text:p text:style-name="P4">On the necessity of a building/</text:p>
      <text:p text:style-name="P4">down town for school purposes./</text:p>
      <text:p text:style-name="P4"/>
      <text:p text:style-name="P5">[Page 1]</text:p>
      <text:p text:style-name="P5">Perhaps it might be more agreeable to my hearers,/ and <text:span text:style-name="T1">to me certainly</text:span><text:span text:style-name="T4"> more of a mental diversion to myself if I/ were to enter the arena of theology, and </text:span><text:span text:style-name="T1">rebut false</text:span><text:span text:style-name="T4"> muster up sufficient strength/ </text:span><text:span text:style-name="T1">teachings stepping forth</text:span><text:span text:style-name="T4"> to defeat falsehood starting out with a glamour of plausibility./ <text:s/>To follow such a course I have been urged by clerical/ colleagues. <text:s/>They see dreadful dangers looming high in the/ large following which a </text:span><text:span text:style-name="T5">fancy</text:span><text:span text:style-name="T2">s</text:span><text:span text:style-name="T6"> Judaism, a Judaism of/ mere negations, seems to be constantly gaining. <text:s/>But I/ have grown old in </text:span><text:span text:style-name="T2">my</text:span><text:span text:style-name="T6"> the ministerial vocation, and time has shown/ me continual changes. <text:s/>Not infrequently startling re-/-velations have proved to my mind the unreliableness of popu-/-larity. <text:s/>I would deem it culpable in one who believes/ in the final victory of truth, to be wrestling with a/ quixotism that must exhaust itself. <text:s/>I do deplore/ the fascination which wordy speeches, tinselled[sic!] with/ dazzling rhetoric, casts over men and women of Israel. <text:s/>I la-/-ment it principally because of some youths of my/ people, who, unrestrained by home education and example,/ may learn irreverence and arrogance. <text:s/>But to fear that/ the light which our soul-illumined Moses has </text:span><text:span text:style-name="T2">given</text:span><text:span text:style-name="T6"> spread through the civilized/ world, will be eclipsed by meteors, by Jaco-lanterns,/</text:span></text:p>
      <text:p text:style-name="P5"><text:span text:style-name="T6"/></text:p>
      <text:p text:style-name="P5"><text:soft-page-break/><text:span text:style-name="T6">[Page 2]</text:span></text:p>
      <text:p text:style-name="P5"><text:span text:style-name="T6">vapory, unsubstantial, would be to sin of incredulity. <text:s/>The/ Jew is an ever living testimony of a God outside and/ above nature, therefore we </text:span><text:span text:style-name="T2">do</text:span><text:span text:style-name="T6"> will not discard miracles./ <text:s/>The Jew is the clearest fulfilment[sic!] of Scriptural pre-/-dictions, therefore we </text:span><text:span text:style-name="T2">do</text:span><text:span text:style-name="T6"> will not discard prophecy. <text:s/>The/ Jew is the surest evidence of the beneficial influence/ of rites and ceremonies, therefore we </text:span><text:span text:style-name="T2">do</text:span><text:span text:style-name="T6"> will not discard/ Biblical &amp; Rabbinical institutions. <text:s/>But of very little/ account it is that we object to </text:span><text:span text:style-name="T2">discard</text:span><text:span text:style-name="T6"> throw aside the ances-/-tral belief at the request of declaimers. <text:s/>Those who/ love the faith in all sincerity must act. <text:s/>I give my/ hearty assent to this lesson--which is very old, but which is so self-complacently ad-/-vanced, as if it were brand new. <text:s/>We should have a reli-/-gion more of deeds than of creeds. <text:s/>So thought our fathers/ who carried out the commandments in every walk/ of life, who postponed their happiness to the glory/ of the Sinaic ordinances, who staked their existence/ that Judaism might not perish from the earth./ <text:s/>Now, brethren, why have I recently dwelt on one sub-/-</text:span><text:span text:style-name="T2">b</text:span><text:span text:style-name="T6">ject, at the risk of becoming irksome, but/ to raise colaborers that the Law may be held up/ by pure hands? <text:s/>Each of us is an agent/</text:span></text:p>
      <text:p text:style-name="P5"><text:span text:style-name="T6"/></text:p>
      <text:p text:style-name="P5"><text:span text:style-name="T6">[Page 3]</text:span></text:p>
      <text:p text:style-name="P5"><text:span text:style-name="T6">of its preservation, each has been so constituted by the/ immortal legislator who said: "Take heed of thyself/ and </text:span><text:span text:style-name="T2">open</text:span><text:span text:style-name="T6"> let thy soul be greatly heedful, lest thou forget the things/ that thy eyes have seen, and lest they depart from thy/ heart any days </text:span><text:span text:style-name="T2">of</text:span><text:span text:style-name="T6"> in thy life, for thou must make them/ known to thy children and to thy children's children";/ and later again by the sublimest of orators, who told us/ that the spirit laid upon us and the words put into our/ mouths, must </text:span><text:span text:style-name="T2">not</text:span><text:span text:style-name="T6"> pass away from out latest progeny/ and for ever. <text:s/>Each of us is </text:span><text:span text:style-name="T2">the</text:span><text:span text:style-name="T6"> a custodian of the/ Divine heirloom, but to me, as </text:span><text:span text:style-name="T2">the</text:span><text:span text:style-name="T6"> one of God's specially appointed watchman, has the/ golden key of the treasure been entrusted. <text:s/>I must not/ cowardly surrender it, and let </text:span><text:span text:style-name="T2">the</text:span><text:span text:style-name="T6"> our first heritage be the/ football of the worldly. <text:s/>I must hold fast to it </text:span><text:span text:style-name="T2">and seek our supporters,</text:span><text:span text:style-name="T6"> at all hazards. <text:s/>Brethren, when-/-ever I sit among the young of our people, I </text:span><text:span text:style-name="T2">con-</text:span><text:span text:style-name="T6"> realize/ </text:span><text:span text:style-name="T2">-sider</text:span><text:span text:style-name="T6"> how very much it behooves me to be watchful and do mission-/-ary work. <text:s/>Only last Sunday, answering questions/ put by two intelligent girls, I perceived that Je-/-remiah-like, I must "root out and pull down....build/ up and replant." <text:s/>Speaking of the founder of the/ Christian religion, one said with much feelings: "He/</text:span></text:p>
      <text:p text:style-name="P5"><text:span text:style-name="T6"/></text:p>
      <text:p text:style-name="P5"><text:span text:style-name="T6">[Page 4]</text:span></text:p>
      <text:p text:style-name="P5"><text:span text:style-name="T6">was indeed a good man," and the </text:span><text:span text:style-name="T2">m</text:span><text:span text:style-name="T6">other said: "A Reverend/ gentleman alluding to the Messiah, set a whole/ class laughing by telling us in a droll way that he won-/-dered whether that </text:span><text:span text:style-name="T2">expected by</text:span><text:span text:style-name="T6"> whom the Jews </text:span><text:span text:style-name="T2">was</text:span><text:span text:style-name="T6"> expect would be a he or/ a she." <text:s/>Yet, there are many who look on Sunday/ Schools as a useless appendage to religious training./ <text:s/>Can you not discover the subtle influences brought to bear/ on those </text:span><text:span text:style-name="T2">of our own flesh and</text:span><text:span text:style-name="T6"> in whose veins runs the blood of </text:span><text:span text:style-name="T2">the</text:span><text:span text:style-name="T6"> Abraham to alienate them/ from the Synagogue and captivate them to glorify/ the Church? <text:s/>Now, my protestation of good will/ towards all creatures, independent of their creeds/ or nationality, is not a pretence[sic!]. <text:s/>No prejudice against/ my fellow beings, as such, is entertained by me, but/ my tolerance is not indifference. <text:s/>I will not/ allow, where I can prevent it, a stealing of the/ minds which I want to keep firmly attached/ to Israel's hopes and destiny. <text:s/>Ought this sentiment of mine/ to be stigmatised[sic!] as illiberality? <text:s/>Self-preservation/ is a primary law of nature. <text:s/>Do not our Nazarene neigh-/-bors work for the maintenance and dissemination of/ their own doctrines? <text:s/>Very rare are the instances in which/ strangers to our belief, exercise a liberal spirit benefitting[sic!]/</text:span></text:p>
      <text:p text:style-name="P5"><text:span text:style-name="T6"/></text:p>
      <text:p text:style-name="P5"><text:span text:style-name="T6">[Page 5]</text:span></text:p>
      <text:p text:style-name="P5"><text:span text:style-name="T6">us specially in any department of human progress. <text:s/>The Journ-/-als of Monday morning last forcibly </text:span><text:span text:style-name="T2">reminded me of</text:span><text:span text:style-name="T6"> set forth that/ fact. <text:s/>Their perusal called back vividly to my mind the meeting/ of the memorable jubilee on Saturday night of March 3, 1888 at our Aca-/-demy of music. <text:s/>A prominent Christian had been invited/ to speak, and his personal experience lent additional weight to his/ words. <text:s/></text:span><text:soft-page-break/><text:span text:style-name="T6">He pointed out the good results of Sunday/ schools, and urged the importance of giving them liberal support./ <text:s/>I, among others, notwithstanding my disinclination to/ ask non Israelites to plead for our cause, anticipated </text:span><text:span text:style-name="T2">that</text:span><text:span text:style-name="T6"> a/ </text:span><text:span text:style-name="T2">the</text:span><text:span text:style-name="T6"> suitable accompaniment </text:span><text:span text:style-name="T2">of</text:span><text:span text:style-name="T6"> to the kind utterances </text:span><text:span text:style-name="T2">would be an</text:span><text:span text:style-name="T6"> I looked for an/ encouraging donation. <text:s/>I have not heard that this ever/ arrived. <text:s/>But the same noted gentleman, assisting/ last Sunday at the closing exercises of a church con-/-vention in Allentown, after having made a powerful/ plea in behalf of a Young Men's Christian Association/ pledged one thousand dollars as an earnest of his feelings towards the erection of/ a building for </text:span><text:span text:style-name="T2">its</text:span><text:span text:style-name="T6"> the use of the projected institution. <text:s/>His contribution drew/ forth others and the scheme will be soon realized./ <text:s/>Now, the object in advocacy of which he addressed/ Philadelphia Israelites was also educational, and since/ morally elevating, but then it was Jewish./</text:span></text:p>
      <text:p text:style-name="P5"><text:span text:style-name="T6"/></text:p>
      <text:p text:style-name="P5"><text:span text:style-name="T6">[Page 6]</text:span></text:p>
      <text:p text:style-name="P5"><text:span text:style-name="T6">Well, let Jews </text:span><text:span text:style-name="T2">must</text:span><text:span text:style-name="T6"> take care of their own. <text:s/>If they/ fail to grasp the idea that the children of the lowly/ need mighty levers to be raised from a state of debasement, and/ that schools alone can supply those instruments, they/ must </text:span><text:span text:style-name="T2">be</text:span><text:span text:style-name="T6"> prepare</text:span><text:span text:style-name="T2">d</text:span><text:span text:style-name="T6"> to suffer </text:span><text:span text:style-name="T2">the</text:span><text:span text:style-name="T6"> heart burnings and the/ shame of a degeneracy. <text:s/>A </text:span><text:span text:style-name="T2">few</text:span><text:span text:style-name="T6"> three column</text:span><text:span text:style-name="T2">s</text:span><text:span text:style-name="T6"> article/ appeared a few days ago in the New York Herald,/ condemnatory of the thousands of our foreign population/ in that city. <text:s/>Antisemitism may have dictated/ the writing for to the disgrace of this century </text:span><text:span text:style-name="T2">it crosses out everywhere,</text:span><text:span text:style-name="T6"> that monster is ubiquitous in its mischief-making [Hebrew] but the cogency of some of the arguments/ advanced was </text:span><text:span text:style-name="T2">given</text:span><text:span text:style-name="T6"> furnished by the conduct of a large num-/-ber of our coreligionists hailing from benighted countries./ <text:s/>Witness the dragging of congregational and ritual/ disputations before civil courts, bringing our faith/ into public disrepute, and saddening the right-thinking/ in our community. <text:s/>Here the evil has not taken/ a form so virulent </text:span><text:span text:style-name="T2">a form</text:span><text:span text:style-name="T6"> as there, still a glance at/ the daily records will show among offenders names/ whose Hebrew origin can easily be traced, even if report-/-ers do not provokingly point it out, and a casual/ walk in certain localities, will disclose a glaring/</text:span></text:p>
      <text:p text:style-name="P5"><text:span text:style-name="T6"/></text:p>
      <text:p text:style-name="P5"><text:span text:style-name="T6">[Page 7]</text:span></text:p>
      <text:p text:style-name="P5"><text:span text:style-name="T6">want of regard for the rules of propriety. <text:s/>We/ cannot enter the stores of the deceivers, and the/ houses </text:span><text:span text:style-name="T2">of the</text:span><text:span text:style-name="T6"> which are squallid[sic!] </text:span><text:span text:style-name="T2">ones</text:span><text:span text:style-name="T6"> within and without and cry </text:span><text:span text:style-name="T2">out</text:span><text:span text:style-name="T6">: "Hebrew men &amp; women! <text:s/>Though you/ pray much and pray long, you will not win public/ approval. <text:s/>Wash yourselves, make yourselves clean, put/ away your foul actions, cease to do wrong"...None/ of us is an Isaiah that could arrogate to himself that/ authority, but all of us </text:span><text:span text:style-name="T2">can</text:span><text:span text:style-name="T6"> may gain over to the cause of/ right and social refinement the offspring of such./ <text:s/>The facilities to learn morality and manners, which are/ Jewish lessons, must be placed within their easiest reach./ <text:s/>Penetrating like the dew of heaven, which gently irrigates/ the soil is the </text:span><text:span text:style-name="T2">lesson</text:span><text:span text:style-name="T6"> teaching of religion instilled into the young/ hearts. <text:s text:c="2"/>Civilizers are Hebrew and Sunday Schools and Kindergartens;/ sewing and household schools and manual training. <text:s/>Handicraft is/ principally the redeemer of Israel from a bondage of degrading pursuits./ <text:s/>A building sanctified to the elevation of the progeny of the/ humble stationed among us must rise conspicuously in the/ Southern section of Philadelphia. <text:s/>Propagandists shall see/ it and ply their trade no more; the generous shall see it and/ bless their inspiration, God will see it and destine[sic!] for it suc-/-cess and honor for the rehabilitation of His Law, and hte exalt-/-ation of His name (Over)/</text:span></text:p>
      <text:p text:style-name="P5"><text:span text:style-name="T6"/></text:p>
      <text:p text:style-name="P5"><text:span text:style-name="T6">[Page 8]</text:span></text:p>
      <text:p text:style-name="P5"><text:span text:style-name="T6">The questions as to the society under whose aus-/-pices it shall be reared, who shall take the/ initiative in its erection, what name it shall/ bear, what persons shall </text:span><text:span text:style-name="T2">pride per</text:span><text:span text:style-name="T6"> preside/ after its establishment, such questions sink/ into insignificance before my mind in compari-/-son with the </text:span><text:span text:style-name="T2">whole</text:span><text:span text:style-name="T6"> all-important </text:span><text:span text:style-name="T2">question</text:span><text:span text:style-name="T6"> object staring us in the face, how to/ </text:span><text:span text:style-name="T2">the</text:span><text:span text:style-name="T6"> maintain the good name that Philadelphia/ Jews have heretofore enjoyed; how to pave/ the way for the Americanizing of our foreign born/ coreligionists </text:span><text:span text:style-name="T2">but</text:span><text:span text:style-name="T6"> still within the fold of Judaism./ <text:s/>We must possess a building round which to/ centre[sic!] our forces. <text:s/></text:span><text:soft-page-break/><text:span text:style-name="T6">Propagandists &amp;c </text:span><text:span text:style-name="T7">Ø</text:span><text:span text:style-name="T8">/</text:span></text:p>
      <text:p text:style-name="P5"><text:span text:style-name="T8"/></text:p>
      <text:p text:style-name="P5"><text:span text:style-name="T8">And now, brethren, let us thank the Keeper of Israel/ who neither slumbers nor sleeps. <text:s/>The shock which/ this edifice received last Sabbath might have injured/ it and endangered God's worshippers[sic!]. <text:s/>But an invi/-sible shield was cast around us, and it delivered our sacred/ shrine and ourselves from peril. <text:s/>May our devotion to/ Abraham's faith render us always deserving of Divine protection,/</text:span></text:p>
      <text:p text:style-name="P5"><text:span text:style-name="T8"/></text:p>
      <text:p text:style-name="P5"><text:span text:style-name="T8">[Page 9]</text:span></text:p>
      <text:p text:style-name="P5"><text:span text:style-name="T8">our love for our people reward us here with length/ of days, our charity and philanthropy be </text:span><text:span text:style-name="T3">our</text:span><text:span text:style-name="T8">/ our guiding angels hereafter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2:21:01.88</meta:creation-date>
    <dc:date>2013-02-19T13:48:37.52</dc:date>
    <meta:editing-duration>PT1H27M3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3" meta:word-count="1915" meta:character-count="11802"/>
  </office:meta>
</office:document-meta>
</file>